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Segment number</text:p>
          </table:table-cell>
          <table:table-cell table:style-name="ce2" office:value-type="string" calcext:value-type="string">
            <text:p>Time segment sent</text:p>
          </table:table-cell>
          <table:table-cell table:style-name="ce2" office:value-type="string" calcext:value-type="string">
            <text:p>ACK recived</text:p>
          </table:table-cell>
          <table:table-cell table:style-name="ce2" office:value-type="string" calcext:value-type="string">
            <text:p>RTT</text:p>
          </table:table-cell>
          <table:table-cell table:style-name="ce2" office:value-type="string" calcext:value-type="string">
            <text:p>Estimated </text:p>
            <text:p>RTT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3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32129013" calcext:value-type="float">
            <text:p>232129013</text:p>
          </table:table-cell>
          <table:table-cell table:style-name="ce2" office:value-type="float" office:value="0.026477" calcext:value-type="float">
            <text:p>0,026477</text:p>
          </table:table-cell>
          <table:table-cell table:style-name="ce2" office:value-type="float" office:value="0.053937" calcext:value-type="float">
            <text:p>0,053937</text:p>
          </table:table-cell>
          <table:table-cell table:style-name="ce2" table:formula="of:=[.E5]-[.D5]" office:value-type="float" office:value="0.02746" calcext:value-type="float">
            <text:p>0,02746</text:p>
          </table:table-cell>
          <table:table-cell table:style-name="ce2" office:value-type="float" office:value="0.02746" calcext:value-type="float">
            <text:p>0,02746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32129578" calcext:value-type="float">
            <text:p>232129578</text:p>
          </table:table-cell>
          <table:table-cell table:style-name="ce2" office:value-type="float" office:value="0.041737" calcext:value-type="float">
            <text:p>0,041737</text:p>
          </table:table-cell>
          <table:table-cell table:style-name="ce2" office:value-type="float" office:value="0.077294" calcext:value-type="float">
            <text:p>0,077294</text:p>
          </table:table-cell>
          <table:table-cell table:style-name="ce2" table:formula="of:=[.E6]-[.D6]" office:value-type="float" office:value="0.035557" calcext:value-type="float">
            <text:p>0,035557</text:p>
          </table:table-cell>
          <table:table-cell table:style-name="ce2" table:formula="of:=[.I4]*[.G5]+[.J4]*[.F6]" office:value-type="float" office:value="0.028472125" calcext:value-type="float">
            <text:p>0,028472125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3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232131038" calcext:value-type="float">
            <text:p>232131038</text:p>
          </table:table-cell>
          <table:table-cell table:style-name="ce2" office:value-type="float" office:value="0.054026" calcext:value-type="float">
            <text:p>0,054026</text:p>
          </table:table-cell>
          <table:table-cell table:style-name="ce2" office:value-type="float" office:value="0.124085" calcext:value-type="float">
            <text:p>0,124085</text:p>
          </table:table-cell>
          <table:table-cell table:style-name="ce2" table:formula="of:=[.E7]-[.D7]" office:value-type="float" office:value="0.070059" calcext:value-type="float">
            <text:p>0,070059</text:p>
          </table:table-cell>
          <table:table-cell table:style-name="ce2" table:formula="of:=[.I5]*[.G6]+[.J5]*[.F7]" office:value-type="float" office:value="0.033670484375" calcext:value-type="float">
            <text:p>0,033670484375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32132498" calcext:value-type="float">
            <text:p>232132498</text:p>
          </table:table-cell>
          <table:table-cell table:style-name="ce2" office:value-type="float" office:value="0.05469" calcext:value-type="float">
            <text:p>0,05469</text:p>
          </table:table-cell>
          <table:table-cell table:style-name="ce2" office:value-type="float" office:value="0.169118" calcext:value-type="float">
            <text:p>0,169118</text:p>
          </table:table-cell>
          <table:table-cell table:style-name="ce2" table:formula="of:=[.E8]-[.D8]" office:value-type="float" office:value="0.114428" calcext:value-type="float">
            <text:p>0,114428</text:p>
          </table:table-cell>
          <table:table-cell table:style-name="ce2" table:formula="of:=[.I6]*[.G7]+[.J6]*[.F8]" office:value-type="float" office:value="0.043765173828125" calcext:value-type="float">
            <text:p>0,043765173828125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3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2133958" calcext:value-type="float">
            <text:p>232133958</text:p>
          </table:table-cell>
          <table:table-cell table:style-name="ce2" office:value-type="float" office:value="0.077405" calcext:value-type="float">
            <text:p>0,077405</text:p>
          </table:table-cell>
          <table:table-cell table:style-name="ce2" office:value-type="float" office:value="0.217299" calcext:value-type="float">
            <text:p>0,217299</text:p>
          </table:table-cell>
          <table:table-cell table:style-name="ce2" table:formula="of:=[.E9]-[.D9]" office:value-type="float" office:value="0.139894" calcext:value-type="float">
            <text:p>0,139894</text:p>
          </table:table-cell>
          <table:table-cell table:style-name="ce2" table:formula="of:=[.I7]*[.G8]+[.J7]*[.F9]" office:value-type="float" office:value="0.0557812770996094" calcext:value-type="float">
            <text:p>0,0557812770996094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3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232135418" calcext:value-type="float">
            <text:p>232135418</text:p>
          </table:table-cell>
          <table:table-cell table:style-name="ce2" office:value-type="float" office:value="0.078157" calcext:value-type="float">
            <text:p>0,078157</text:p>
          </table:table-cell>
          <table:table-cell table:style-name="ce2" office:value-type="float" office:value="0.267802" calcext:value-type="float">
            <text:p>0,267802</text:p>
          </table:table-cell>
          <table:table-cell table:style-name="ce2" table:formula="of:=[.E10]-[.D10]" office:value-type="float" office:value="0.189645" calcext:value-type="float">
            <text:p>0,189645</text:p>
          </table:table-cell>
          <table:table-cell table:style-name="ce2" table:formula="of:=[.I8]*[.G9]+[.J8]*[.F10]" office:value-type="float" office:value="0.0725142424621582" calcext:value-type="float">
            <text:p>0,0725142424621582</text:p>
          </table:table-cell>
          <table:table-cell/>
          <table:table-cell office:value-type="float" office:value="0.875" calcext:value-type="float">
            <text:p>0,875</text:p>
          </table:table-cell>
          <table:table-cell office:value-type="float" office:value="0.125" calcext:value-type="float">
            <text:p>0,125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08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52:14.791617696</meta:creation-date>
    <dc:date>2025-03-06T11:14:46.330302117</dc:date>
    <meta:editing-duration>PT11M49S</meta:editing-duration>
    <meta:editing-cycles>1</meta:editing-cycles>
    <meta:document-statistic meta:table-count="1" meta:cell-count="57" meta:object-count="0"/>
    <meta:generator>LibreOffice/7.3.7.2$Linux_X86_64 LibreOffice_project/30$Build-2</meta:generator>
  </office:meta>
</office:document-meta>
</file>